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ce2" officeooo:paragraph-rsid="000c1ce2"/>
    </style:style>
    <style:style style:name="P2" style:family="paragraph" style:parent-style-name="Standard">
      <style:text-properties fo:font-weight="bold" officeooo:rsid="000c1ce2" officeooo:paragraph-rsid="000c1ce2" style:font-weight-asian="bold" style:font-weight-complex="bold"/>
    </style:style>
    <style:style style:name="P3" style:family="paragraph" style:parent-style-name="Standard">
      <style:text-properties fo:font-weight="bold" officeooo:rsid="000c7b27" officeooo:paragraph-rsid="000c7b27" style:font-weight-asian="bold" style:font-weight-complex="bold"/>
    </style:style>
    <style:style style:name="P4" style:family="paragraph" style:parent-style-name="Standard">
      <style:text-properties fo:font-weight="bold" officeooo:rsid="000e2edf" officeooo:paragraph-rsid="000e2edf" style:font-weight-asian="bold" style:font-weight-complex="bold"/>
    </style:style>
    <style:style style:name="P5" style:family="paragraph" style:parent-style-name="Standard">
      <style:text-properties fo:font-weight="bold" officeooo:rsid="000f9f11" officeooo:paragraph-rsid="000f9f11" style:font-weight-asian="bold" style:font-weight-complex="bold"/>
    </style:style>
    <style:style style:name="P6" style:family="paragraph" style:parent-style-name="Standard">
      <style:text-properties officeooo:rsid="000c7b27" officeooo:paragraph-rsid="000c7b27"/>
    </style:style>
    <style:style style:name="P7" style:family="paragraph" style:parent-style-name="Standard">
      <style:text-properties officeooo:rsid="000e2edf" officeooo:paragraph-rsid="000e2edf"/>
    </style:style>
    <style:style style:name="P8" style:family="paragraph" style:parent-style-name="Standard">
      <style:text-properties officeooo:rsid="000f9f11" officeooo:paragraph-rsid="000f9f11"/>
    </style:style>
    <style:style style:name="P9" style:family="paragraph" style:parent-style-name="Standard">
      <style:text-properties officeooo:rsid="000f9f11" officeooo:paragraph-rsid="0016e763"/>
    </style:style>
    <style:style style:name="T1" style:family="text">
      <style:text-properties officeooo:rsid="000c7b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ros pasos</text:p>
      <text:p text:style-name="P1">Instalación</text:p>
      <text:p text:style-name="P1">Imprimir por pantalla (echo)</text:p>
      <text:p text:style-name="P1">Comentarios</text:p>
      <text:p text:style-name="P1"/>
      <text:p text:style-name="P2">Variables, constantes y tipos de datos</text:p>
      <text:p text:style-name="P1">Crear variables</text:p>
      <text:p text:style-name="P1">Tipos de datos en PHP.</text:p>
      <text:p text:style-name="P1">$$</text:p>
      <text:p text:style-name="P1">Constantes</text:p>
      <text:p text:style-name="P1">Constantes predefinidos</text:p>
      <text:p text:style-name="P1"/>
      <text:p text:style-name="P2">Operadores</text:p>
      <text:p text:style-name="P1">Operadores aritméticos</text:p>
      <text:p text:style-name="P1">Operadores de incremento y decremento</text:p>
      <text:p text:style-name="P1">Operadores de asignación</text:p>
      <text:p text:style-name="P1"/>
      <text:p text:style-name="P2">Variables superglobales</text:p>
      <text:p text:style-name="P1">Variables de servidor</text:p>
      <text:p text:style-name="P1">Variables GET</text:p>
      <text:p text:style-name="P1">Recoger los datos del formulario por POST</text:p>
      <text:p text:style-name="P1"/>
      <text:p text:style-name="P2">Estructuras de control. <text:span text:style-name="T1">Condicionales</text:span></text:p>
      <text:p text:style-name="P1">Condicional If</text:p>
      <text:p text:style-name="P1">Operadores de comparación</text:p>
      <text:p text:style-name="P1">Else if</text:p>
      <text:p text:style-name="P1">Operadores lógicos</text:p>
      <text:p text:style-name="P1">switch</text:p>
      <text:p text:style-name="P1">goto</text:p>
      <text:p text:style-name="P1">match</text:p>
      <text:p text:style-name="P1"/>
      <text:p text:style-name="P2">Estructuras de control. <text:span text:style-name="T1">Iteraciones y bucles</text:span></text:p>
      <text:p text:style-name="P6">Bucle while</text:p>
      <text:p text:style-name="P6">Do While</text:p>
      <text:p text:style-name="P6">Bucle for </text:p>
      <text:p text:style-name="P6">break</text:p>
      <text:p text:style-name="P6"/>
      <text:p text:style-name="P3">Funciones</text:p>
      <text:p text:style-name="P6">Creación de funciones</text:p>
      <text:p text:style-name="P6">Varios parámetros/argumentos</text:p>
      <text:p text:style-name="P6">Parámetros opcionales</text:p>
      <text:p text:style-name="P6">Retorno</text:p>
      <text:p text:style-name="P6">Funciones dentro de otras</text:p>
      <text:p text:style-name="P6">Variables globales y locales</text:p>
      <text:p text:style-name="P6">Funciones variables</text:p>
      <text:p text:style-name="P6">Funciones predefinidas</text:p>
      <text:p text:style-name="P6">Funciones internas del lenguaje PHP</text:p>
      <text:p text:style-name="P6"/>
      <text:p text:style-name="P3">Usar ficheros librería</text:p>
      <text:p text:style-name="P6">Include</text:p>
      <text:p text:style-name="P6">Require</text:p>
      <text:p text:style-name="P6"/>
      <text:p text:style-name="P3"><text:soft-page-break/>Arrays y arreglos</text:p>
      <text:p text:style-name="P6">Crear y trabajar con arrays</text:p>
      <text:p text:style-name="P6">Recorrer arrays (for y foreach)</text:p>
      <text:p text:style-name="P6">Arrays asociativos</text:p>
      <text:p text:style-name="P6">Arrays multidimensionales</text:p>
      <text:p text:style-name="P6">Funciones para arrays</text:p>
      <text:p text:style-name="P6"/>
      <text:p text:style-name="P3">Sesiones y Cookies</text:p>
      <text:p text:style-name="P6">Sesiones</text:p>
      <text:p text:style-name="P6">Cookies</text:p>
      <text:p text:style-name="P6"/>
      <text:p text:style-name="P4">Formularios</text:p>
      <text:p text:style-name="P7">Formularios, campos y atributos</text:p>
      <text:p text:style-name="P7">Tipos de campos</text:p>
      <text:p text:style-name="P7">Textarea y select</text:p>
      <text:p text:style-name="P7"/>
      <text:p text:style-name="P4">Validación de formularios</text:p>
      <text:p text:style-name="P7">Recibir los datos del formularios</text:p>
      <text:p text:style-name="P7">Validación</text:p>
      <text:p text:style-name="P7"/>
      <text:p text:style-name="P4">Sistema de archivos</text:p>
      <text:p text:style-name="P7">Ficheros</text:p>
      <text:p text:style-name="P7">Manipulación de ficheros</text:p>
      <text:p text:style-name="P7">Comprobar si existe un fichero</text:p>
      <text:p text:style-name="P7">Directorio</text:p>
      <text:p text:style-name="P7"/>
      <text:p text:style-name="P4">Subidas de archivos</text:p>
      <text:p text:style-name="P7">Subir archivos al servidor</text:p>
      <text:p text:style-name="P7">Mostrar imágenes en la web</text:p>
      <text:p text:style-name="P7"/>
      <text:p text:style-name="P4">Bases de datos. MySQL</text:p>
      <text:p text:style-name="P7">Conexión y consultas</text:p>
      <text:p text:style-name="P7">Insertar datos</text:p>
      <text:p text:style-name="P7"/>
      <text:p text:style-name="P4">Programación orientada a objetos en PHP</text:p>
      <text:p text:style-name="P7">Clases, métodos y propiedades</text:p>
      <text:p text:style-name="P7">Contructor</text:p>
      <text:p text:style-name="P7">Visibilidad de propiedades y métodos</text:p>
      <text:p text:style-name="P7">Tipado</text:p>
      <text:p text:style-name="P7"/>
      <text:p text:style-name="P4">Herencia</text:p>
      <text:p text:style-name="P7">Herencia</text:p>
      <text:p text:style-name="P7">Herencia y constructores</text:p>
      <text:p text:style-name="P7"/>
      <text:p text:style-name="P7">Clases estáticas, abstractas e interfaces</text:p>
      <text:p text:style-name="P7">Propiedades y métodos estáticos</text:p>
      <text:p text:style-name="P7">Constantes en clases</text:p>
      <text:p text:style-name="P7">Clases abstractas</text:p>
      <text:p text:style-name="P7">Interfaces</text:p>
      <text:p text:style-name="P7"/>
      <text:p text:style-name="P4">Métodos mágicos</text:p>
      <text:p text:style-name="P7">Traits/sobrecarga</text:p>
      <text:p text:style-name="P7"><text:soft-page-break/>Destructor</text:p>
      <text:p text:style-name="P7">toString</text:p>
      <text:p text:style-name="P7">Call</text:p>
      <text:p text:style-name="P7"/>
      <text:p text:style-name="P4">Excepciones</text:p>
      <text:p text:style-name="P7">Captura de excepciones</text:p>
      <text:p text:style-name="P7">Generación de excepciones</text:p>
      <text:p text:style-name="P7"/>
      <text:p text:style-name="P4">Espacios de nombres y autocarga de clases</text:p>
      <text:p text:style-name="P7">Autoload</text:p>
      <text:p text:style-name="P7">Namespaces</text:p>
      <text:p text:style-name="P7">comprobar la existencia de clases y métodos</text:p>
      <text:p text:style-name="P7">Constantes para clases</text:p>
      <text:p text:style-name="P7"/>
      <text:p text:style-name="P5">Librerias externas</text:p>
      <text:p text:style-name="P8">Instalar composer </text:p>
      <text:p text:style-name="P8"><text:tab/><text:a xlink:type="simple" xlink:href="https://styde.net/que-es-composer-y-como-usarlo/" text:style-name="Internet_20_link" text:visited-style-name="Visited_20_Internet_20_Link">https://styde.net/que-es-composer-y-como-usarlo/</text:a></text:p>
      <text:p text:style-name="P8"><text:tab/><text:a xlink:type="simple" xlink:href="https://getcomposer.org/download/" text:style-name="Internet_20_link" text:visited-style-name="Visited_20_Internet_20_Link">https://getcomposer.org/download/</text:a></text:p>
      <text:p text:style-name="P8"/>
      <text:p text:style-name="P8"/>
      <text:p text:style-name="P5">Login de usuarios</text:p>
      <text:p text:style-name="P8">login</text:p>
      <text:p text:style-name="P8">cerrar</text:p>
      <text:p text:style-name="P8"/>
      <text:p text:style-name="P8"/>
      <text:p text:style-name="P8"/>
      <text:p text:style-name="P8"><text:a xlink:type="simple" xlink:href="https://www.udemy.com/course/master-en-php-sql-poo-mvc-laravel-symfony-4-wordpress/" text:style-name="Internet_20_link" text:visited-style-name="Visited_20_Internet_20_Link">https://www.udemy.com/course/master-en-php-sql-poo-mvc-laravel-symfony-4-wordpress/</text:a></text:p>
      <text:p text:style-name="P8"><text:a xlink:type="simple" xlink:href="https://victorroblesweb.es/2021/02/09/php-8-novedades-y-mejoras/" text:style-name="Internet_20_link" text:visited-style-name="Visited_20_Internet_20_Link">https://victorroblesweb.es/2021/02/09/php-8-novedades-y-mejoras/</text:a></text:p>
      <text:p text:style-name="P8"><text:a xlink:type="simple" xlink:href="https://getbootstrap.com/docs/5.1/examples/checkout/" text:style-name="Internet_20_link" text:visited-style-name="Visited_20_Internet_20_Link">https://getbootstrap.com/docs/5.1/examples/checkout/</text:a>?</text:p>
      <text:p text:style-name="P8"/>
      <text:p text:style-name="P8"><text:a xlink:type="simple" xlink:href="https://www.youtube.com/watch?v=37IN_PW5U8E" text:style-name="Internet_20_link" text:visited-style-name="Visited_20_Internet_20_Link">https://www.youtube.com/watch?v=37IN_PW5U8E</text:a></text:p>
      <text:p text:style-name="P8"><text:a xlink:type="simple" xlink:href="https://github.com/FaztWeb/php-login-simple/blob/master/partials/header.php" text:style-name="Internet_20_link" text:visited-style-name="Visited_20_Internet_20_Link">https://github.com/FaztWeb/php-login-simple/blob/master/partials/header.php</text:a></text:p>
      <text:p text:style-name="P9"><text:a xlink:type="simple" xlink:href="https://anexsoft.com/tipos-de-autenticacion-token-session-base-de-datos-con-php" text:style-name="Internet_20_link" text:visited-style-name="Visited_20_Internet_20_Link">https://anexsoft.com/tipos-de-autenticacion-token-session-base-de-datos-con-php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09:05:48.066000000</meta:creation-date>
    <dc:date>2021-12-03T15:23:39.339000000</dc:date>
    <meta:editing-duration>PT5H17M41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110" meta:word-count="275" meta:character-count="2400" meta:non-whitespace-character-count="2231"/>
  </office:meta>
</office:document-meta>
</file>